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13cm" style:rel-column-width="2445*"/>
    </style:style>
    <style:style style:name="Tableau1.B" style:family="table-column">
      <style:table-column-properties style:column-width="5.583cm" style:rel-column-width="3165*"/>
    </style:style>
    <style:style style:name="Tableau1.C" style:family="table-column">
      <style:table-column-properties style:column-width="5.715cm" style:rel-column-width="3240*"/>
    </style:style>
    <style:style style:name="Tableau1.D" style:family="table-column">
      <style:table-column-properties style:column-width="4.948cm" style:rel-column-width="2805*"/>
    </style:style>
    <style:style style:name="Tableau1.E" style:family="table-column">
      <style:table-column-properties style:column-width="5.142cm" style:rel-column-width="291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b1d51" officeooo:paragraph-rsid="000b1d51"/>
    </style:style>
    <style:style style:name="P2" style:family="paragraph" style:parent-style-name="Standard">
      <style:paragraph-properties fo:text-align="center" style:justify-single-word="false"/>
      <style:text-properties officeooo:rsid="000b1d51" officeooo:paragraph-rsid="000b1d51"/>
    </style:style>
    <style:style style:name="P3" style:family="paragraph" style:parent-style-name="Standard">
      <style:paragraph-properties fo:text-align="center" style:justify-single-word="false"/>
      <style:text-properties fo:color="#ce181e" fo:font-size="40pt" officeooo:rsid="000fd55b" officeooo:paragraph-rsid="000fd55b" style:font-size-asian="40pt" style:font-size-complex="40pt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6pt" officeooo:rsid="000e712a" officeooo:paragraph-rsid="000e712a" style:font-size-asian="16pt" style:font-size-complex="16pt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6pt" officeooo:rsid="000e712a" officeooo:paragraph-rsid="0011a30a" style:font-size-asian="16pt" style:font-size-complex="16pt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6pt" officeooo:rsid="00111a0f" officeooo:paragraph-rsid="00111a0f" style:font-size-asian="16pt" style:font-size-complex="16pt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6pt" officeooo:rsid="000cc766" officeooo:paragraph-rsid="00111a0f" style:font-size-asian="16pt" style:font-size-complex="16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6pt" officeooo:rsid="000cc766" officeooo:paragraph-rsid="0011a30a" style:font-size-asian="16pt" style:font-size-complex="16pt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6pt" officeooo:rsid="000cc766" officeooo:paragraph-rsid="000cc766" style:font-size-asian="16pt" style:font-size-complex="16pt"/>
    </style:style>
    <style:style style:name="P1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font-size="16pt" officeooo:paragraph-rsid="000cc766" style:font-size-asian="16pt" style:font-size-complex="16pt"/>
    </style:style>
    <style:style style:name="P1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font-size="16pt" officeooo:paragraph-rsid="0011a30a" style:font-size-asian="16pt" style:font-size-complex="16pt"/>
    </style:style>
    <style:style style:name="P1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font-size="16pt" officeooo:paragraph-rsid="00111a0f" style:font-size-asian="16pt" style:font-size-complex="16pt"/>
    </style:style>
    <style:style style:name="P1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font-size="16pt" officeooo:paragraph-rsid="0011a30a" style:font-size-asian="16pt" style:font-size-complex="16pt"/>
    </style:style>
    <style:style style:name="P1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font-size="16pt" officeooo:rsid="00134cff" officeooo:paragraph-rsid="00134cff" style:font-size-asian="16pt" style:font-size-complex="16pt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20pt" fo:font-weight="bold" officeooo:rsid="000cc766" officeooo:paragraph-rsid="000cc766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8pt" officeooo:rsid="000cc766" officeooo:paragraph-rsid="000cc766" style:font-size-asian="18pt" style:font-size-complex="18pt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fo:font-size="20pt" fo:font-weight="bold" officeooo:rsid="000cc766" officeooo:paragraph-rsid="000cc766" style:font-size-asian="20pt" style:font-weight-asian="bold" style:font-size-complex="20pt" style:font-weight-complex="bold"/>
    </style:style>
    <style:style style:name="T1" style:family="text">
      <style:text-properties officeooo:rsid="000cc766"/>
    </style:style>
    <style:style style:name="T2" style:family="text">
      <style:text-properties officeooo:rsid="000e712a"/>
    </style:style>
    <style:style style:name="T3" style:family="text">
      <style:text-properties officeooo:rsid="00111a0f"/>
    </style:style>
    <style:style style:name="T4" style:family="text">
      <style:text-properties officeooo:rsid="0011a30a"/>
    </style:style>
    <style:style style:name="T5" style:family="text">
      <style:text-properties officeooo:rsid="00134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2cm" fo:text-indent="-0.635cm" fo:margin-left="1.5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17cm" fo:text-indent="-0.635cm" fo:margin-left="2.2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2cm" fo:text-indent="-0.635cm" fo:margin-left="2.8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87cm" fo:text-indent="-0.635cm" fo:margin-left="3.4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2cm" fo:text-indent="-0.635cm" fo:margin-left="4.1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57cm" fo:text-indent="-0.635cm" fo:margin-left="4.7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2cm" fo:text-indent="-0.635cm" fo:margin-left="5.3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27cm" fo:text-indent="-0.635cm" fo:margin-left="6.0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2cm" fo:text-indent="-0.635cm" fo:margin-left="6.6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97cm" fo:text-indent="-0.635cm" fo:margin-left="7.2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cérémonie<text:span text:style-name="T3">s</text:span> du <text:span text:style-name="T5">S</text:span>crum</text:p>
      <text:p text:style-name="P2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7">Sprint planning</text:p>
          </table:table-cell>
          <table:table-cell table:style-name="Tableau1.A1" office:value-type="string">
            <text:p text:style-name="P17">Daily scrum</text:p>
          </table:table-cell>
          <table:table-cell table:style-name="Tableau1.A1" office:value-type="string">
            <text:p text:style-name="P17">Sprint review</text:p>
          </table:table-cell>
          <table:table-cell table:style-name="Tableau1.E1" office:value-type="string">
            <text:p text:style-name="P17">Sprint r<text:span text:style-name="T3">etrosp</text:span>ective</text:p>
          </table:table-cell>
        </table:table-row>
        <table:table-row>
          <table:table-cell table:style-name="Tableau1.A2" office:value-type="string">
            <text:p text:style-name="P15">Objectif<text:span text:style-name="T3">s</text:span></text:p>
          </table:table-cell>
          <table:table-cell table:style-name="Tableau1.A2" office:value-type="string">
            <text:list xml:id="list1771522067" text:style-name="L2">
              <text:list-item>
                <text:p text:style-name="P10"><text:span text:style-name="T1">Planifier le travail pour le sprint qui démarre</text:span></text:p>
              </text:list-item>
              <text:list-item>
                <text:p text:style-name="P12"><text:span text:style-name="T3">Faire des prévisions</text:span></text:p>
              </text:list-item>
            </text:list>
          </table:table-cell>
          <table:table-cell table:style-name="Tableau1.A2" office:value-type="string">
            <text:list xml:id="list105510865360457" text:continue-numbering="true" text:style-name="L2">
              <text:list-item>
                <text:p text:style-name="P10"><text:span text:style-name="T1">Synchronisation</text:span></text:p>
              </text:list-item>
              <text:list-item>
                <text:p text:style-name="P10"><text:span text:style-name="T1">Info sur avancement e</text:span></text:p>
              </text:list-item>
              <text:list-item>
                <text:p text:style-name="P10"><text:span text:style-name="T1">Relevé des problèmes</text:span></text:p>
              </text:list-item>
            </text:list>
          </table:table-cell>
          <table:table-cell table:style-name="Tableau1.A2" office:value-type="string">
            <text:list xml:id="list105511374146965" text:continue-numbering="true" text:style-name="L2">
              <text:list-header>
                <text:p text:style-name="P11"><text:span text:style-name="T2">Feedback</text:span></text:p>
              </text:list-header>
              <text:list-item>
                <text:p text:style-name="P11"><text:span text:style-name="T4">Améliorer la satisfaction des clients</text:span></text:p>
              </text:list-item>
              <text:list-item>
                <text:p text:style-name="P14">Améliorer la productivité</text:p>
              </text:list-item>
              <text:list-item>
                <text:p text:style-name="P14">Tech debts</text:p>
              </text:list-item>
              <text:list-item>
                <text:p text:style-name="P14">Adaptation au changement</text:p>
              </text:list-item>
              <text:list-item>
                <text:p text:style-name="P14">DEMO</text:p>
              </text:list-item>
            </text:list>
          </table:table-cell>
          <table:table-cell table:style-name="Tableau1.E2" office:value-type="string">
            <text:p text:style-name="P5">Amélioration<text:span text:style-name="T4">s</text:span> <text:span text:style-name="T4">pour le futur</text:span></text:p>
            <text:list xml:id="list4154981685" text:style-name="L1">
              <text:list-item>
                <text:p text:style-name="P13"><text:span text:style-name="T2">sur la relation de l’équipe</text:span></text:p>
              </text:list-item>
              <text:list-item>
                <text:p text:style-name="P13"><text:span text:style-name="T2"><text:s/>les méthodes et outils</text:span></text:p>
                <text:p text:style-name="P13"><text:span text:style-name="T4"><text:s/>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15">Timebox</text:p>
            <text:p text:style-name="P15">Durée max<text:span text:style-name="T4">imale</text:span></text:p>
          </table:table-cell>
          <table:table-cell table:style-name="Tableau1.A2" office:value-type="string">
            <text:p text:style-name="P9"><text:s/>8 heures</text:p>
            <text:p text:style-name="P9"><text:span text:style-name="T3">(p</text:span>our <text:span text:style-name="T3">sprint </text:span>1 mois<text:span text:style-name="T3">)</text:span></text:p>
          </table:table-cell>
          <table:table-cell table:style-name="Tableau1.A2" office:value-type="string">
            <text:p text:style-name="P7">15 min tou<text:span text:style-name="T3">s</text:span> les jours </text:p>
            <text:p text:style-name="P7"><text:span text:style-name="T3">au</text:span> même lieu</text:p>
          </table:table-cell>
          <table:table-cell table:style-name="Tableau1.A2" office:value-type="string">
            <text:p text:style-name="P4">4 <text:span text:style-name="T3">heures</text:span> </text:p>
          </table:table-cell>
          <table:table-cell table:style-name="Tableau1.E2" office:value-type="string">
            <text:p text:style-name="P4">3 heures</text:p>
          </table:table-cell>
        </table:table-row>
        <table:table-row>
          <table:table-cell table:style-name="Tableau1.A2" office:value-type="string">
            <text:p text:style-name="P15">Participant<text:span text:style-name="T3">s</text:span></text:p>
          </table:table-cell>
          <table:table-cell table:style-name="Tableau1.B4" office:value-type="string">
            <text:p text:style-name="P9">Scrum team :</text:p>
            <text:p text:style-name="P9">PO, SM, DT</text:p>
          </table:table-cell>
          <table:table-cell table:style-name="Tableau1.A2" office:value-type="string">
            <text:p text:style-name="P8">Normalement <text:span text:style-name="T2">uniquement DT</text:span></text:p>
            <text:p text:style-name="P8"><text:span text:style-name="T2"><text:s text:c="2"/>et si besoin le PO et SM</text:span></text:p>
          </table:table-cell>
          <table:table-cell table:style-name="Tableau1.A2" office:value-type="string">
            <text:p text:style-name="P4"><text:span text:style-name="T3">Sc</text:span>rum team + key stakeholder<text:span text:style-name="T3">s</text:span></text:p>
          </table:table-cell>
          <table:table-cell table:style-name="Tableau1.E2" office:value-type="string">
            <text:p text:style-name="P4">Scrum team</text:p>
            <text:p text:style-name="P6">(Privé)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9:25:47.047407037</meta:creation-date>
    <dc:date>2020-06-25T10:55:09.437115720</dc:date>
    <meta:editing-duration>PT24M3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37" meta:word-count="120" meta:character-count="646" meta:non-whitespace-character-count="569"/>
  </office:meta>
</office:document-meta>
</file>